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fo:font-size="15pt" officeooo:rsid="00280cd5" officeooo:paragraph-rsid="00280cd5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Segoe Print" fo:font-size="18pt" fo:font-style="normal" fo:font-weight="normal" officeooo:paragraph-rsid="001fe338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margin-top="0.499cm" fo:margin-bottom="18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29bb4e" officeooo:paragraph-rsid="0029bb4e" fo:background-color="#e16173" style:font-size-asian="40pt" style:font-style-asian="italic" style:font-size-complex="40pt" style:font-style-complex="italic"/>
    </style:style>
    <style:style style:name="P4" style:family="paragraph" style:parent-style-name="Text_20_body">
      <style:text-properties officeooo:paragraph-rsid="0029bb4e"/>
    </style:style>
    <style:style style:name="P5" style:family="paragraph" style:parent-style-name="Heading_20_1" style:list-style-name="">
      <style:paragraph-properties fo:text-align="center" style:justify-single-word="false" fo:break-before="page"/>
      <style:text-properties officeooo:rsid="0029bb4e" officeooo:paragraph-rsid="0029bb4e"/>
    </style:style>
    <style:style style:name="P6" style:family="paragraph" style:parent-style-name="Heading_20_1">
      <style:paragraph-properties fo:text-align="center" style:justify-single-word="false" fo:break-before="page"/>
      <style:text-properties officeooo:paragraph-rsid="0029bb4e"/>
    </style:style>
    <style:style style:name="P7" style:family="paragraph" style:parent-style-name="Heading_20_3">
      <style:paragraph-properties fo:text-align="center" style:justify-single-word="false" fo:break-before="page"/>
    </style:style>
    <style:style style:name="P8" style:family="paragraph" style:parent-style-name="Heading_20_3">
      <style:paragraph-properties fo:text-align="center" style:justify-single-word="false" fo:break-before="page"/>
      <style:text-properties officeooo:paragraph-rsid="0029bb4e"/>
    </style:style>
    <style:style style:name="P9" style:family="paragraph" style:parent-style-name="Text_20_body" style:list-style-name="">
      <style:paragraph-properties fo:text-align="justify" style:justify-single-word="false"/>
      <style:text-properties officeooo:rsid="0029bb4e" officeooo:paragraph-rsid="0029bb4e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29bb4e" officeooo:paragraph-rsid="0029bb4e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29bb4e" officeooo:paragraph-rsid="0029bb4e"/>
    </style:style>
    <style:style style:name="P12" style:family="paragraph" style:parent-style-name="Text_20_body" style:list-style-name="L3">
      <style:text-properties officeooo:paragraph-rsid="0029bb4e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officeooo:paragraph-rsid="002e01c6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break-before="page"/>
      <style:text-properties officeooo:paragraph-rsid="002e01c6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break-before="page"/>
      <style:text-properties officeooo:paragraph-rsid="002d1ab3"/>
    </style:style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289fde"/>
    </style:style>
    <style:style style:name="T5" style:family="text">
      <style:text-properties officeooo:rsid="0029bb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6cm" fo:text-indent="-0.635cm" fo:margin-left="1.74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cesibilidad</text:p>
      <text:p text:style-name="P2"/>
      <text:h text:style-name="P5" text:outline-level="1">Accesibilidad Web</text:h>
      <text:h text:style-name="P9" text:outline-level="1">Tras la lectura de la presentación de esta Unidad, responde a las siguientes cuestiones sobre Accesibilidad Web.</text:h>
      <text:list xml:id="list2599665508" text:style-name="L1">
        <text:list-item>
          <text:h text:style-name="P10" text:outline-level="1">Desarrolla en qué consisten los 4 pasos para la estandarización de una especificación del W3C.</text:h>
        </text:list-item>
      </text:list>
      <text:list text:style-name="L2">
        <text:list-item>
          <text:h text:style-name="P11" text:outline-level="1">Working Draft (WD): </text:h>
        </text:list-item>
        <text:list-item>
          <text:h text:style-name="P11" text:outline-level="1">Candidate Recomendation (CR): </text:h>
        </text:list-item>
        <text:list-item>
          <text:h text:style-name="P11" text:outline-level="1">Proposed Recomendation (PR): </text:h>
        </text:list-item>
        <text:list-item>
          <text:h text:style-name="P11" text:outline-level="1">W3C Recomendation (REC): </text:h>
        </text:list-item>
      </text:list>
      <text:list text:continue-list="list2599665508" text:style-name="L1">
        <text:list-item>
          <text:h text:style-name="P10" text:outline-level="1">Busca el estado en el <text:s/>que se encuentra la especificación oficial de la pseudoclase :has() en la web del W3C. También, desde caniuse.com verifica el nivel de soporte que tienen los navegadores de esta pseudoclase actualmente.</text:h>
          <text:h text:style-name="P10" text:outline-level="1"/>
        </text:list-item>
        <text:list-item>
          <text:h text:style-name="P10" text:outline-level="1">Lee la guía de introducción a la Accesibilidad Web (en castellano): <text:s/>https://www.w3.org/WAI/fundamentals/accessibility-intro/es y visualiza el video de introducción.<text:line-break/>Después responde a las siguientes cuestiones:</text:h>
          <text:list>
            <text:list-item>
              <text:h text:style-name="P10" text:outline-level="1">¿A quién beneficia hacer la Web accesible?</text:h>
              <text:h text:style-name="P10" text:outline-level="1"/>
            </text:list-item>
            <text:list-item>
              <text:h text:style-name="P10" text:outline-level="1">¿Qué significa Accesibilidad Web?</text:h>
              <text:h text:style-name="P10" text:outline-level="1"/>
            </text:list-item>
            <text:list-item>
              <text:h text:style-name="P10" text:outline-level="1">Visualiza el video:</text:h>
            </text:list-item>
          </text:list>
          <text:h text:style-name="P10" text:outline-level="1"/>
          <text:h text:style-name="P10" text:outline-level="1">Escribe todos los casos de técnicas de accesibilidad y usabilidad que se explican (10 en total).</text:h>
          <text:list text:continue-numbering="true">
            <text:list-item>
              <text:h text:style-name="P10" text:outline-level="1"><text:soft-page-break/>Además de a personas con algún tipo de discapacidad, la accesibilidad también es útil para personas sin discapacidad. Pon varios ejemplos de este beneficio.</text:h>
              <text:h text:style-name="P10" text:outline-level="1"/>
            </text:list-item>
            <text:list-item>
              <text:h text:style-name="P10" text:outline-level="1">También, la accesibilidad da soporte a la inclusión social, ¿a quién?</text:h>
              <text:h text:style-name="P10" text:outline-level="1"/>
            </text:list-item>
            <text:list-item>
              <text:h text:style-name="P10" text:outline-level="1">¿De qué se encarga WAI?</text:h>
              <text:h text:style-name="P10" text:outline-level="1"/>
            </text:list-item>
            <text:list-item>
              <text:h text:style-name="P10" text:outline-level="1">¿Desde qué punto del desarrollo de un proyecto es conveniente incorporar la accesibilidad?</text:h>
              <text:h text:style-name="P10" text:outline-level="1"/>
            </text:list-item>
            <text:list-item>
              <text:h text:style-name="P10" text:outline-level="1">¿Se puede evaluar la accesibilidad? ¿Cómo?</text:h>
              <text:h text:style-name="P10" text:outline-level="1"/>
            </text:list-item>
          </text:list>
        </text:list-item>
        <text:list-item>
          <text:h text:style-name="P10" text:outline-level="1">Consultando la guía de referencia de las técnicas para satisfacer los requisitos definidos en las WCAG (https://www.w3.org/WAI/WCAG21/Techniques/) responde a las siguientes cuestiones:</text:h>
          <text:list>
            <text:list-item>
              <text:h text:style-name="P10" text:outline-level="1">En las técnicas generales, localiza cuáles son las recomendaciones con respecto a: pausar contenido, alineación de texto, contraste de colores, localización en el sitio. </text:h>
              <text:h text:style-name="P10" text:outline-level="1"/>
            </text:list-item>
            <text:list-item>
              <text:h text:style-name="P10" text:outline-level="1">Técnicas HTML: orden del foco de los elementos, atributos de las imágenes, botones en formularios.</text:h>
              <text:h text:style-name="P10" text:outline-level="1"/>
            </text:list-item>
            <text:list-item>
              <text:h text:style-name="P10" text:outline-level="1">Técnicas CSS: interlineado, unidades de medida para los contenedores principales, uso de unidades para fuentes.</text:h>
              <text:h text:style-name="P10" text:outline-level="1"/>
            </text:list-item>
            <text:list-item>
              <text:h text:style-name="P10" text:outline-level="1"><text:soft-page-break/>Errores comunes: fallos en alineación del texto, fallos en enlaces, fallos en imágenes.</text:h>
              <text:h text:style-name="P10" text:outline-level="1"/>
            </text:list-item>
          </text:list>
        </text:list-item>
        <text:list-item>
          <text:h text:style-name="P10" text:outline-level="1">Realiza un análisis de accesibilidad a las siguientes webs y analiza los resultados:</text:h>
          <text:list>
            <text:list-item>
              <text:h text:style-name="P10" text:outline-level="1">https://juntadeandalucia.es/</text:h>
            </text:list-item>
            <text:list-item>
              <text:h text:style-name="P10" text:outline-level="1">https://www.upo.es/</text:h>
            </text:list-item>
            <text:list-item>
              <text:h text:style-name="P10" text:outline-level="1">http://www.as.com/</text:h>
            </text:list-item>
          </text:list>
        </text:list-item>
      </text:list>
      <text:h text:style-name="P6" text:outline-level="1">WAI-ARIA</text:h>
      <text:p text:style-name="P4">Lee el apartado "ARIA, el aliado (casi) desconocido", página 197, del libro "Accesibilidad Web - WCAG 2.1 de forma sencilla" y responde a las siguientes cuestiones:</text:p>
      <text:list text:style-name="L3">
        <text:list-item>
          <text:p text:style-name="P12">¿Cuál es la idea principal por la que el W3C desarrolló WAI-ARIA?</text:p>
          <text:p text:style-name="P12"/>
        </text:list-item>
        <text:list-item>
          <text:p text:style-name="P12">¿Cuáles son los tres elementos fundamentales de los que se compone ARIA?</text:p>
          <text:p text:style-name="P12"/>
        </text:list-item>
        <text:list-item>
          <text:p text:style-name="P12"><text:span text:style-name="T5">Analiza</text:span> el Ejemplo 1: "Cambiar el funcionamiento de un objeto: una capa que se comporta como un botón".</text:p>
          <text:p text:style-name="P12"/>
        </text:list-item>
        <text:list-item>
          <text:p text:style-name="P12">¿En qué casos se recomienda utilizar ARIA en lugar de elementos HTML nativos?</text:p>
          <text:p text:style-name="P12"/>
        </text:list-item>
        <text:list-item>
          <text:p text:style-name="P12">¿Qué es un rol en ARIA?</text:p>
          <text:p text:style-name="P12"/>
        </text:list-item>
        <text:list-item>
          <text:p text:style-name="P12">¿Qué es un landmark role"?</text:p>
          <text:p text:style-name="P12"/>
        </text:list-item>
        <text:list-item>
          <text:p text:style-name="P12">¿Qué es una "live region"?</text:p>
          <text:p text:style-name="P12"/>
        </text:list-item>
        <text:list-item>
          <text:p text:style-name="P12">¿Qué diferencia hay entre los estados y las propiedades ARIA?</text:p>
          <text:p text:style-name="P12"/>
        </text:list-item>
        <text:list-item>
          <text:p text:style-name="P12">¿Qué usos tiene el atributo aria-label?</text:p>
          <text:p text:style-name="P12"/>
        </text:list-item>
        <text:list-item>
          <text:p text:style-name="P12"><text:soft-page-break/>¿Y aria-labelledby? ¿Y aria-describedby?</text:p>
          <text:p text:style-name="P12"/>
        </text:list-item>
        <text:list-item>
          <text:p text:style-name="P12"><text:span text:style-name="T5">Analiza</text:span> el Ejemplo 2: "Mejorar el uso accesible: navegación en pestañas".</text:p>
          <text:p text:style-name="P12"/>
        </text:list-item>
        <text:list-item>
          <text:p text:style-name="P12"><text:span text:style-name="T5">Revisa</text:span> la lista de Buenas prácticas.</text:p>
          <text:p text:style-name="P12"/>
        </text:list-item>
        <text:list-item>
          <text:p text:style-name="P12"><text:span text:style-name="T5">Analiza</text:span> el Ejemplo 3: "Validar un campo obligatorio".</text:p>
          <text:p text:style-name="P12"/>
        </text:list-item>
        <text:list-item>
          <text:p text:style-name="P12"><text:span text:style-name="T5">Revisa</text:span> las 21 técnicas específicas de ARIA. </text:p>
          <text:p text:style-name="P12"/>
        </text:list-item>
      </text:list>
      <text:h text:style-name="P8" text:outline-level="3">Accesibilidad Web</text:h>
      <text:h text:style-name="Heading_20_4" text:outline-level="4">1. Desarrolla en qué consisten los 4 pasos para la estandarización de una especificación del W3C.</text:h>
      <text:list text:style-name="L4">
        <text:list-item>
          <text:p text:style-name="P13"><text:span text:style-name="Strong_20_Emphasis">Working Draft (WD):</text:span> Primer borrador público de la especificación. Se publica para recibir comentarios de la comunidad.</text:p>
        </text:list-item>
        <text:list-item>
          <text:p text:style-name="P13"><text:span text:style-name="Strong_20_Emphasis">Candidate Recommendation (CR):</text:span> La especificación está lista para ser implementada y probada en el mundo real.</text:p>
        </text:list-item>
        <text:list-item>
          <text:p text:style-name="P13"><text:span text:style-name="Strong_20_Emphasis">Proposed Recommendation (PR):</text:span> Se somete a revisión final antes de su adopción oficial.</text:p>
        </text:list-item>
        <text:list-item>
          <text:p text:style-name="P13"><text:span text:style-name="Strong_20_Emphasis">W3C Recommendation (REC):</text:span> Se convierte en un estándar oficial del W3C.</text:p>
        </text:list-item>
      </text:list>
      <text:h text:style-name="Heading_20_4" text:outline-level="4" text:is-list-header="true">2. Estado de la especificación oficial de la pseudoclase <text:span text:style-name="Source_20_Text">:has()</text:span> en el W3C y soporte en navegadores.</text:h>
      <text:list text:style-name="L5">
        <text:list-item>
          <text:p text:style-name="P14">Estado en W3C: Consultar <text:a xlink:type="simple" xlink:href="https://www.w3.org/TR/selectors-4/" text:style-name="Internet_20_link" text:visited-style-name="Visited_20_Internet_20_Link">https://www.w3.org/TR/selectors-4/</text:a>.</text:p>
        </text:list-item>
        <text:list-item>
          <text:p text:style-name="P15">Soporte en navegadores: Consultar <text:a xlink:type="simple" xlink:href="https://caniuse.com/css-has" text:style-name="Internet_20_link" text:visited-style-name="Visited_20_Internet_20_Link">htt</text:a><text:line-break/><text:a xlink:type="simple" xlink:href="https://caniuse.com/css-has" text:style-name="Internet_20_link" text:visited-style-name="Visited_20_Internet_20_Link">ps://caniuse.com/css-has</text:a>.</text:p>
        </text:list-item>
      </text:list>
      <text:h text:style-name="Heading_20_4" text:outline-level="4" text:is-list-header="true">3. Introducción a la Accesibilidad Web</text:h>
      <text:list text:style-name="L6">
        <text:list-item>
          <text:p text:style-name="P16"><text:span text:style-name="Strong_20_Emphasis">¿A quién beneficia hacer la Web accesible?</text:span></text:p>
          <text:list>
            <text:list-item>
              <text:p text:style-name="P16">Personas con discapacidad visual, auditiva, motriz o cognitiva.</text:p>
            </text:list-item>
            <text:list-item>
              <text:p text:style-name="P16">Personas sin discapacidad en situaciones temporales o contextuales.</text:p>
            </text:list-item>
            <text:list-item>
              <text:p text:style-name="P16">Usuarios con dispositivos de acceso limitados.</text:p>
            </text:list-item>
          </text:list>
        </text:list-item>
        <text:list-item>
          <text:p text:style-name="P16"><text:span text:style-name="Strong_20_Emphasis">¿Qué significa Accesibilidad Web?</text:span></text:p>
          <text:list>
            <text:list-item>
              <text:p text:style-name="P16">Características que permiten que cualquier persona pueda acceder, comprender y operar una web.</text:p>
            </text:list-item>
          </text:list>
        </text:list-item>
        <text:list-item>
          <text:p text:style-name="P17"><text:span text:style-name="Strong_20_Emphasis">Técnicas de accesibilidad y usabilidad (10 ejemplos):</text:span></text:p>
          <text:list>
            <text:list-item>
              <text:p text:style-name="P16">Texto alternativo en imágenes.</text:p>
            </text:list-item>
            <text:list-item>
              <text:p text:style-name="P16">Subtítulos en videos.</text:p>
            </text:list-item>
            <text:list-item>
              <text:p text:style-name="P16">Alto contraste de colores.</text:p>
            </text:list-item>
            <text:list-item>
              <text:p text:style-name="P16">Compatibilidad con lectores de pantalla.</text:p>
            </text:list-item>
            <text:list-item>
              <text:p text:style-name="P16">Navegación mediante teclado.</text:p>
            </text:list-item>
            <text:list-item>
              <text:p text:style-name="P16">Etiquetas claras en formularios.</text:p>
            </text:list-item>
            <text:list-item>
              <text:p text:style-name="P16">HTML semántico.</text:p>
            </text:list-item>
            <text:list-item>
              <text:p text:style-name="P16">Descripciones adecuadas en enlaces.</text:p>
            </text:list-item>
            <text:list-item>
              <text:p text:style-name="P16">Evitar animaciones molestas.</text:p>
            </text:list-item>
            <text:list-item>
              <text:p text:style-name="P16">Diseño flexible y adaptable.</text:p>
            </text:list-item>
          </text:list>
        </text:list-item>
        <text:list-item>
          <text:p text:style-name="P16"><text:span text:style-name="Strong_20_Emphasis">Beneficios para personas sin discapacidad:</text:span></text:p>
          <text:list>
            <text:list-item>
              <text:p text:style-name="P16">Un conductor usando navegación por voz.</text:p>
            </text:list-item>
            <text:list-item>
              <text:p text:style-name="P16">Un usuario con conexión lenta beneficiándose de un diseño optimizado.</text:p>
            </text:list-item>
            <text:list-item>
              <text:p text:style-name="P16">Un adulto mayor con dificultades motrices.</text:p>
            </text:list-item>
          </text:list>
        </text:list-item>
        <text:list-item>
          <text:p text:style-name="P16"><text:span text:style-name="Strong_20_Emphasis">Apoyo a la inclusión social:</text:span></text:p>
          <text:list>
            <text:list-item>
              <text:p text:style-name="P16">Personas mayores, personas en zonas con baja conectividad, hablantes de otros idiomas.</text:p>
            </text:list-item>
          </text:list>
        </text:list-item>
        <text:list-item>
          <text:p text:style-name="P16"><text:span text:style-name="Strong_20_Emphasis">¿De qué se encarga WAI?</text:span></text:p>
          <text:list>
            <text:list-item>
              <text:p text:style-name="P16">Desarrollar estándares y pautas para la accesibilidad web.</text:p>
            </text:list-item>
          </text:list>
        </text:list-item>
        <text:list-item>
          <text:p text:style-name="P16"><text:span text:style-name="Strong_20_Emphasis">¿Cuándo se debe incorporar la accesibilidad?</text:span></text:p>
          <text:list>
            <text:list-item>
              <text:p text:style-name="P16">Desde el inicio del desarrollo del proyecto.</text:p>
            </text:list-item>
          </text:list>
        </text:list-item>
        <text:list-item>
          <text:p text:style-name="P17"><text:span text:style-name="Strong_20_Emphasis">¿Se puede evaluar la accesibilidad? ¿Cómo?</text:span></text:p>
          <text:list>
            <text:list-item>
              <text:p text:style-name="P16">Sí, con herramientas automáticas (WAVE, Lighthouse) y pruebas con usuarios reales.</text:p>
            </text:list-item>
          </text:list>
        </text:list-item>
      </text:list>
      <text:h text:style-name="Heading_20_4" text:outline-level="4" text:is-list-header="true">4. Recomendaciones de las WCAG</text:h>
      <text:list text:style-name="L7">
        <text:list-item>
          <text:p text:style-name="P18"><text:span text:style-name="Strong_20_Emphasis">Técnicas generales:</text:span></text:p>
          <text:list>
            <text:list-item>
              <text:p text:style-name="P18"><text:span text:style-name="Strong_20_Emphasis">Pausar contenido:</text:span> Debe poder detenerse o esconderse.</text:p>
            </text:list-item>
            <text:list-item>
              <text:p text:style-name="P18"><text:span text:style-name="Strong_20_Emphasis">Alineación de texto:</text:span> Preferencia por alineación izquierda.</text:p>
            </text:list-item>
            <text:list-item>
              <text:p text:style-name="P18"><text:span text:style-name="Strong_20_Emphasis">Contraste de colores:</text:span> Relación mínima de 4.5:1.</text:p>
            </text:list-item>
            <text:list-item>
              <text:p text:style-name="P18"><text:span text:style-name="Strong_20_Emphasis">Localización en el sitio:</text:span> Incluir mapas del sitio y navegación clara.</text:p>
            </text:list-item>
          </text:list>
        </text:list-item>
        <text:list-item>
          <text:p text:style-name="P18"><text:span text:style-name="Strong_20_Emphasis">Técnicas HTML:</text:span></text:p>
          <text:list>
            <text:list-item>
              <text:p text:style-name="P18"><text:span text:style-name="Strong_20_Emphasis">Orden del foco:</text:span> Uso de <text:span text:style-name="Source_20_Text">tabindex</text:span> correctamente.</text:p>
            </text:list-item>
            <text:list-item>
              <text:p text:style-name="P18"><text:span text:style-name="Strong_20_Emphasis">Atributos en imágenes:</text:span> <text:span text:style-name="Source_20_Text">alt</text:span> obligatorio.</text:p>
            </text:list-item>
            <text:list-item>
              <text:p text:style-name="P18"><text:span text:style-name="Strong_20_Emphasis">Botones en formularios:</text:span> Uso de etiquetas <text:span text:style-name="Source_20_Text">label</text:span>.</text:p>
            </text:list-item>
          </text:list>
        </text:list-item>
        <text:list-item>
          <text:p text:style-name="P18"><text:span text:style-name="Strong_20_Emphasis">Técnicas CSS:</text:span></text:p>
          <text:list>
            <text:list-item>
              <text:p text:style-name="P18"><text:span text:style-name="Strong_20_Emphasis">Interlineado:</text:span> Mínimo 1.5 veces el tamaño del texto.</text:p>
            </text:list-item>
            <text:list-item>
              <text:p text:style-name="P18"><text:span text:style-name="Strong_20_Emphasis">Unidades de medida:</text:span> Uso de <text:span text:style-name="Source_20_Text">em</text:span> o <text:span text:style-name="Source_20_Text">rem</text:span> en lugar de píxeles.</text:p>
            </text:list-item>
            <text:list-item>
              <text:p text:style-name="P18"><text:span text:style-name="Strong_20_Emphasis">Fuentes:</text:span> Evitar tamaños de fuente muy pequeños.</text:p>
            </text:list-item>
          </text:list>
        </text:list-item>
        <text:list-item>
          <text:p text:style-name="P18"><text:span text:style-name="Strong_20_Emphasis">Errores comunes:</text:span></text:p>
          <text:list>
            <text:list-item>
              <text:p text:style-name="P18"><text:span text:style-name="Strong_20_Emphasis">Alineación incorrecta del texto.</text:span></text:p>
            </text:list-item>
            <text:list-item>
              <text:p text:style-name="P18"><text:span text:style-name="Strong_20_Emphasis">Enlaces sin descripciones claras.</text:span></text:p>
            </text:list-item>
            <text:list-item>
              <text:p text:style-name="P18"><text:span text:style-name="Strong_20_Emphasis">Uso inadecuado de imágenes sin </text:span><text:span text:style-name="Source_20_Text"><text:span text:style-name="Strong_20_Emphasis">alt</text:span></text:span><text:span text:style-name="Strong_20_Emphasis">.</text:span></text:p>
            </text:list-item>
          </text:list>
        </text:list-item>
      </text:list>
      <text:h text:style-name="Heading_20_4" text:outline-level="4" text:is-list-header="true">5. Análisis de accesibilidad de sitios web</text:h>
      <text:list text:style-name="L8">
        <text:list-item>
          <text:p text:style-name="P19">Evaluar usando herramientas como WAVE y Lighthouse.</text:p>
        </text:list-item>
      </text:list>
      <text:h text:style-name="Heading_20_3" text:outline-level="3" text:is-list-header="true"/>
      <text:h text:style-name="P7" text:outline-level="3">WAI-ARIA</text:h>
      <text:list text:style-name="L9">
        <text:list-item>
          <text:p text:style-name="P20"><text:span text:style-name="Strong_20_Emphasis">¿Por qué se desarrolló WAI-ARIA?</text:span></text:p>
          <text:list>
            <text:list-item>
              <text:p text:style-name="P20">Para mejorar la accesibilidad de interfaces interactivas.</text:p>
            </text:list-item>
          </text:list>
        </text:list-item>
        <text:list-item>
          <text:p text:style-name="P20"><text:span text:style-name="Strong_20_Emphasis">Tres elementos fundamentales de ARIA:</text:span></text:p>
          <text:list>
            <text:list-item>
              <text:p text:style-name="P20"><text:span text:style-name="Strong_20_Emphasis">Roles:</text:span> Definen la función de los elementos.</text:p>
            </text:list-item>
            <text:list-item>
              <text:p text:style-name="P20"><text:span text:style-name="Strong_20_Emphasis">Estados:</text:span> Indican cambios dinámicos.</text:p>
            </text:list-item>
            <text:list-item>
              <text:p text:style-name="P20"><text:span text:style-name="Strong_20_Emphasis">Propiedades:</text:span> Proveen más información.</text:p>
            </text:list-item>
          </text:list>
        </text:list-item>
        <text:list-item>
          <text:p text:style-name="P20"><text:span text:style-name="Strong_20_Emphasis">Ejemplo 1: Capa como botón</text:span></text:p>
          <text:list>
            <text:list-item>
              <text:p text:style-name="P20">Se debe asignar <text:span text:style-name="Source_20_Text">role="button"</text:span> y manejar eventos de teclado.</text:p>
            </text:list-item>
          </text:list>
        </text:list-item>
        <text:list-item>
          <text:p text:style-name="P20"><text:span text:style-name="Strong_20_Emphasis">Cuándo usar ARIA en lugar de HTML:</text:span></text:p>
          <text:list>
            <text:list-item>
              <text:p text:style-name="P20">Cuando HTML nativo no ofrece suficiente semántica.</text:p>
            </text:list-item>
          </text:list>
        </text:list-item>
        <text:list-item>
          <text:p text:style-name="P20"><text:span text:style-name="Strong_20_Emphasis">Definiciones clave:</text:span></text:p>
          <text:list>
            <text:list-item>
              <text:p text:style-name="P20"><text:span text:style-name="Strong_20_Emphasis">Rol:</text:span> Define la función de un elemento.</text:p>
            </text:list-item>
            <text:list-item>
              <text:p text:style-name="P20"><text:span text:style-name="Strong_20_Emphasis">Landmark Role:</text:span> Define la estructura de una página.</text:p>
            </text:list-item>
            <text:list-item>
              <text:p text:style-name="P20"><text:span text:style-name="Strong_20_Emphasis">Live Region:</text:span> Áreas con contenido dinámico.</text:p>
            </text:list-item>
            <text:list-item>
              <text:p text:style-name="P20"><text:span text:style-name="Strong_20_Emphasis">Estados vs. Propiedades:</text:span> Estados cambian dinámicamente, propiedades son estáticas.</text:p>
            </text:list-item>
          </text:list>
        </text:list-item>
        <text:list-item>
          <text:p text:style-name="P20"><text:span text:style-name="Strong_20_Emphasis">Usos de atributos ARIA:</text:span></text:p>
          <text:list>
            <text:list-item>
              <text:p text:style-name="P20"><text:span text:style-name="Source_20_Text"><text:span text:style-name="Strong_20_Emphasis">aria-label</text:span></text:span>: Proporciona una etiqueta accesible.</text:p>
            </text:list-item>
            <text:list-item>
              <text:p text:style-name="P20"><text:span text:style-name="Source_20_Text"><text:span text:style-name="Strong_20_Emphasis">aria-labelledby</text:span></text:span>: Relaciona un elemento con otro.</text:p>
            </text:list-item>
            <text:list-item>
              <text:p text:style-name="P20"><text:span text:style-name="Source_20_Text"><text:span text:style-name="Strong_20_Emphasis">aria-describedby</text:span></text:span>: Proporciona información adicional.</text:p>
            </text:list-item>
          </text:list>
        </text:list-item>
        <text:list-item>
          <text:p text:style-name="P21"><text:span text:style-name="Strong_20_Emphasis">Ejemplos de ARIA:</text:span></text:p>
          <text:list>
            <text:list-item>
              <text:p text:style-name="P20"><text:span text:style-name="Strong_20_Emphasis">Navegación en pestañas:</text:span> Gestionar foco y estados.</text:p>
            </text:list-item>
            <text:list-item>
              <text:p text:style-name="P20"><text:span text:style-name="Strong_20_Emphasis">Validación de campos:</text:span> <text:span text:style-name="Source_20_Text">aria-invalid</text:span>, <text:span text:style-name="Source_20_Text">aria-required</text:span>.</text:p>
            </text:list-item>
          </text:list>
        </text:list-item>
        <text:list-item>
          <text:p text:style-name="P20"><text:span text:style-name="Strong_20_Emphasis">Revisión de técnicas específicas de ARIA.</text:span></text:p>
          <text:list>
            <text:list-item>
              <text:p text:style-name="P20">Implementaciones detalladas en los documentos proporcionados.</text:p>
            </text:list-item>
          </text:list>
        </text:list-item>
        <text:list-item>
          <text:p text:style-name="P20"><text:span text:style-name="Strong_20_Emphasis">Ejemplo 2: Mejorar el uso accesible: navegación en pestañas</text:span></text:p>
          <text:list>
            <text:list-item>
              <text:p text:style-name="P20">Se utilizan roles y estados ARIA para mejorar la accesibilidad de los tabuladores.</text:p>
            </text:list-item>
            <text:list-item>
              <text:p text:style-name="P20"><text:span text:style-name="Source_20_Text">role="tablist"</text:span> para el contenedor de pestañas.</text:p>
            </text:list-item>
            <text:list-item>
              <text:p text:style-name="P20"><text:span text:style-name="Source_20_Text">role="tab"</text:span> para cada pestaña individual con <text:span text:style-name="Source_20_Text">aria-selected="true"</text:span> o <text:span text:style-name="Source_20_Text">false</text:span>.</text:p>
            </text:list-item>
          </text:list>
        </text:list-item>
        <text:list-item>
          <text:p text:style-name="P20"><text:span text:style-name="Strong_20_Emphasis">Lista de Buenas Prácticas en ARIA:</text:span></text:p>
        </text:list-item>
      </text:list>
      <text:list text:style-name="L10">
        <text:list-item>
          <text:p text:style-name="P22">Usar roles y propiedades ARIA solo cuando sea necesario.</text:p>
        </text:list-item>
        <text:list-item>
          <text:p text:style-name="P22">No reemplazar elementos HTML nativos con ARIA si ya son accesibles.</text:p>
        </text:list-item>
        <text:list-item>
          <text:p text:style-name="P22">Garantizar que los estados ARIA sean actualizados dinámicamente.</text:p>
        </text:list-item>
      </text:list>
      <text:list text:style-name="L11">
        <text:list-item>
          <text:p text:style-name="P23"><text:span text:style-name="Strong_20_Emphasis">Ejemplo 3: Validar un campo obligatorio</text:span></text:p>
        </text:list-item>
      </text:list>
      <text:list text:style-name="L12">
        <text:list-item>
          <text:p text:style-name="P24">Se usa <text:span text:style-name="Source_20_Text">aria-required="true"</text:span> para indicar que un campo es obligatorio.</text:p>
        </text:list-item>
        <text:list-item>
          <text:p text:style-name="P24"><text:span text:style-name="Source_20_Text">aria-invalid="true"</text:span> cuando hay un error en el campo.</text:p>
        </text:list-item>
        <text:list-item>
          <text:p text:style-name="P24">Mensajes de error accesibles con <text:span text:style-name="Source_20_Text">aria-describedby</text:span>.</text:p>
        </text:list-item>
      </text:list>
      <text:list text:style-name="L13">
        <text:list-item>
          <text:p text:style-name="P25"><text:span text:style-name="Strong_20_Emphasis">Revisión de las 21 técnicas específicas de ARIA</text:span></text:p>
        </text:list-item>
      </text:list>
      <text:list text:style-name="L14">
        <text:list-item>
          <text:p text:style-name="P26">Técnicas para mejorar accesibilidad en formularios, menús, navegación y controles interactiv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officeooo:rsid="002221df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dara" fo:font-family="Candara" style:font-family-generic="swiss" style:font-pitch="variable" fo:font-size="18pt" fo:font-weight="bold" officeooo:rsid="001fe338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15pt" officeooo:rsid="00280cd5" officeooo:paragraph-rsid="00280cd5" style:font-size-asian="15pt" style:font-size-complex="15pt"/>
    </style:style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style style:name="MT4" style:family="text">
      <style:text-properties officeooo:rsid="00289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M. Ángel de la Rosa Leva<text:tab/><text:tab/><text:span text:style-name="MT1">2do DAW 🌚</text:span></text:p>
      </style:header>
      <style:header-first>
        <text:p text:style-name="Header"><text:tab/><text:date style:data-style-name="N37" text:date-value="2025-03-13T14:18:42.533042239">13/03/25</text:date><text:tab/></text:p>
      </style:header-first>
      <style:footer>
        <text:p text:style-name="Footer"><text:span text:style-name="MT2"><text:page-number text:select-page="current">11</text:page-number></text:span><text:span text:style-name="MT2"><text:s/></text:span><text:span text:style-name="MT3">de </text:span><text:span text:style-name="MT2"><text:page-count>11</text:page-count></text:span></text:p>
      </style:footer>
      <style:footer-first>
        <text:p text:style-name="MP1">Miguel Ángel de la Rosa Leva<text:tab/><text:tab/><text:span text:style-name="MT4">2do DAW 🌚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3:08:55.527572225</meta:creation-date>
    <meta:editing-duration>PT1H7M16S</meta:editing-duration>
    <meta:editing-cycles>6</meta:editing-cycles>
    <meta:generator>LibreOffice/24.2.7.2$Linux_X86_64 LibreOffice_project/420$Build-2</meta:generator>
    <dc:title>proyectos/documentacion</dc:title>
    <dc:date>2025-03-13T14:18:42.467106696</dc:date>
    <meta:document-statistic meta:table-count="0" meta:image-count="0" meta:object-count="0" meta:page-count="11" meta:paragraph-count="146" meta:word-count="1265" meta:character-count="8044" meta:non-whitespace-character-count="7042"/>
    <meta:template xlink:type="simple" xlink:actuate="onRequest" xlink:title="proyectos/documentacion" xlink:href="../../../../../../migue/Plantillas/UserTemplate.ott" meta:date="2025-03-12T13:08:54.856802653"/>
  </office:meta>
</office:document-meta>
</file>